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9pt" svg:height="255.23pt" svg:x="306.62pt" svg:y="29.37pt">
            <loext:p draw:notify-on-update-of-ranges="Sheet1.A2:Sheet1.A32 Sheet1.B1:Sheet1.B1 Sheet1.B2:Sheet1.B32 Sheet1.A2:Sheet1.A32 Sheet1.C1:Sheet1.C1 Sheet1.C2:Sheet1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in ms</text:p>
          </table:table-cell>
          <table:table-cell office:value-type="string" calcext:value-type="string">
            <text:p>Simulations for all moves</text:p>
          </table:table-cell>
          <table:table-cell office:value-type="string" calcext:value-type="string">
            <text:p>Simulations for best mov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53.4" calcext:value-type="float">
            <text:p>7753.4</text:p>
          </table:table-cell>
          <table:table-cell office:value-type="float" office:value="3759.5" calcext:value-type="float">
            <text:p>3759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7.8" calcext:value-type="float">
            <text:p>14567.8</text:p>
          </table:table-cell>
          <table:table-cell office:value-type="float" office:value="7165.6" calcext:value-type="float">
            <text:p>7165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349.2" calcext:value-type="float">
            <text:p>21349.2</text:p>
          </table:table-cell>
          <table:table-cell office:value-type="float" office:value="10567.6" calcext:value-type="float">
            <text:p>10567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979.6" calcext:value-type="float">
            <text:p>27979.6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622" calcext:value-type="float">
            <text:p>34622</text:p>
          </table:table-cell>
          <table:table-cell office:value-type="float" office:value="17201.3" calcext:value-type="float">
            <text:p>17201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732.2" calcext:value-type="float">
            <text:p>40732.2</text:p>
          </table:table-cell>
          <table:table-cell office:value-type="float" office:value="20256.7" calcext:value-type="float">
            <text:p>20256.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344.2" calcext:value-type="float">
            <text:p>47344.2</text:p>
          </table:table-cell>
          <table:table-cell office:value-type="float" office:value="23562.8" calcext:value-type="float">
            <text:p>23562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458.8" calcext:value-type="float">
            <text:p>53458.8</text:p>
          </table:table-cell>
          <table:table-cell office:value-type="float" office:value="26627.7" calcext:value-type="float">
            <text:p>26627.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53.2" calcext:value-type="float">
            <text:p>60053.2</text:p>
          </table:table-cell>
          <table:table-cell office:value-type="float" office:value="29918.5" calcext:value-type="float">
            <text:p>29918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933.4" calcext:value-type="float">
            <text:p>65933.4</text:p>
          </table:table-cell>
          <table:table-cell office:value-type="float" office:value="32865.7" calcext:value-type="float">
            <text:p>32865.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2324.2" calcext:value-type="float">
            <text:p>72324.2</text:p>
          </table:table-cell>
          <table:table-cell office:value-type="float" office:value="36053.4" calcext:value-type="float">
            <text:p>36053.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8499.4" calcext:value-type="float">
            <text:p>78499.4</text:p>
          </table:table-cell>
          <table:table-cell office:value-type="float" office:value="39148.2" calcext:value-type="float">
            <text:p>39148.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089.4" calcext:value-type="float">
            <text:p>84089.4</text:p>
          </table:table-cell>
          <table:table-cell office:value-type="float" office:value="41932" calcext:value-type="float">
            <text:p>419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896.6" calcext:value-type="float">
            <text:p>90896.6</text:p>
          </table:table-cell>
          <table:table-cell office:value-type="float" office:value="45339.9" calcext:value-type="float">
            <text:p>45339.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6468.4" calcext:value-type="float">
            <text:p>96468.4</text:p>
          </table:table-cell>
          <table:table-cell office:value-type="float" office:value="48123.1" calcext:value-type="float">
            <text:p>48123.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2903.2" calcext:value-type="float">
            <text:p>102903.2</text:p>
          </table:table-cell>
          <table:table-cell office:value-type="float" office:value="51348.6" calcext:value-type="float">
            <text:p>51348.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9929" calcext:value-type="float">
            <text:p>109929</text:p>
          </table:table-cell>
          <table:table-cell office:value-type="float" office:value="54861.3" calcext:value-type="float">
            <text:p>54861.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5774.2" calcext:value-type="float">
            <text:p>115774.2</text:p>
          </table:table-cell>
          <table:table-cell office:value-type="float" office:value="57785.1" calcext:value-type="float">
            <text:p>57785.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1785.4" calcext:value-type="float">
            <text:p>121785.4</text:p>
          </table:table-cell>
          <table:table-cell office:value-type="float" office:value="60773.3" calcext:value-type="float">
            <text:p>60773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583.6" calcext:value-type="float">
            <text:p>127583.6</text:p>
          </table:table-cell>
          <table:table-cell office:value-type="float" office:value="63698.8" calcext:value-type="float">
            <text:p>63698.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4093.8" calcext:value-type="float">
            <text:p>134093.8</text:p>
          </table:table-cell>
          <table:table-cell office:value-type="float" office:value="66922.7" calcext:value-type="float">
            <text:p>66922.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9895" calcext:value-type="float">
            <text:p>139895</text:p>
          </table:table-cell>
          <table:table-cell office:value-type="float" office:value="69833.2" calcext:value-type="float">
            <text:p>69833.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5950.4" calcext:value-type="float">
            <text:p>145950.4</text:p>
          </table:table-cell>
          <table:table-cell office:value-type="float" office:value="72865.5" calcext:value-type="float">
            <text:p>72865.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1834.4" calcext:value-type="float">
            <text:p>151834.4</text:p>
          </table:table-cell>
          <table:table-cell office:value-type="float" office:value="75805.2" calcext:value-type="float">
            <text:p>75805.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8656.8" calcext:value-type="float">
            <text:p>158656.8</text:p>
          </table:table-cell>
          <table:table-cell office:value-type="float" office:value="79218.1" calcext:value-type="float">
            <text:p>79218.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4286.6" calcext:value-type="float">
            <text:p>164286.6</text:p>
          </table:table-cell>
          <table:table-cell office:value-type="float" office:value="82035.8" calcext:value-type="float">
            <text:p>82035.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969.6" calcext:value-type="float">
            <text:p>170969.6</text:p>
          </table:table-cell>
          <table:table-cell office:value-type="float" office:value="85368.3" calcext:value-type="float">
            <text:p>85368.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6382.8" calcext:value-type="float">
            <text:p>176382.8</text:p>
          </table:table-cell>
          <table:table-cell office:value-type="float" office:value="88080.2" calcext:value-type="float">
            <text:p>88080.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1809" calcext:value-type="float">
            <text:p>181809</text:p>
          </table:table-cell>
          <table:table-cell office:value-type="float" office:value="90786.5" calcext:value-type="float">
            <text:p>90786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6770" calcext:value-type="float">
            <text:p>186770</text:p>
          </table:table-cell>
          <table:table-cell office:value-type="float" office:value="93275.3" calcext:value-type="float">
            <text:p>9327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3:22:57.530746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38:54.576469642</meta:creation-date>
    <dc:date>2017-04-21T13:46:14.657473245</dc:date>
    <meta:editing-duration>PT15M15S</meta:editing-duration>
    <meta:editing-cycles>2</meta:editing-cycles>
    <meta:generator>LibreOffice/5.1.6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top" svg:x="2.906cm" svg:y="0.185cm" style:legend-expansion="wide" chart:style-name="ch2"/>
        <chart:plot-area chart:style-name="ch3" table:cell-range-address="Sheet1.A2:Sheet1.C32 Sheet1.B1:Sheet1.C1" chart:data-source-has-labels="row" svg:x="0.744cm" svg:y="0.961cm" svg:width="14.739cm" svg:height="7.391cm">
          <chartooo:coordinate-region svg:x="2.106cm" svg:y="1.16cm" svg:width="13.005cm" svg:height="6.545cm"/>
          <chart:axis chart:dimension="x" chart:name="primary-x" chart:style-name="ch4">
            <chart:title svg:x="7.608cm" svg:y="8.443cm" chart:style-name="ch5">
              <text:p>move time in ms</text:p>
            </chart:title>
          </chart:axis>
          <chart:axis chart:dimension="y" chart:name="primary-y" chart:style-name="ch4">
            <chart:title svg:x="0.184cm" svg:y="6.113cm" chart:style-name="ch6">
              <text:p>Amount of Simulations</text:p>
            </chart:title>
            <chart:grid chart:style-name="ch7" chart:class="major"/>
          </chart:axis>
          <chart:series chart:style-name="ch8" chart:values-cell-range-address="Sheet1.B2:Sheet1.B32" chart:label-cell-address="Sheet1.B1:Sheet1.B1" chart:class="chart:scatter">
            <chart:domain table:cell-range-address="Sheet1.A2:Sheet1.A32"/>
            <chart:data-point chart:repeated="31"/>
          </chart:series>
          <chart:series chart:style-name="ch9" chart:values-cell-range-address="Sheet1.C2:Sheet1.C32" chart:label-cell-address="Sheet1.C1:Sheet1.C1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s for all moves</text:p>
                <draw:g>
                  <svg:desc>Sheet1.B1:Sheet1.B1</svg:desc>
                </draw:g>
              </table:table-cell>
              <table:table-cell office:value-type="string">
                <text:p>Simulations for best mo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2</svg:desc>
                </draw:g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0">
                <text:p>0</text:p>
                <draw:g>
                  <svg:desc>Sheet1.C2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753.4">
                <text:p>7753.4</text:p>
              </table:table-cell>
              <table:table-cell office:value-type="float" office:value="3759.5">
                <text:p>37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4567.8">
                <text:p>14567.8</text:p>
              </table:table-cell>
              <table:table-cell office:value-type="float" office:value="7165.6">
                <text:p>716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1349.2">
                <text:p>21349.2</text:p>
              </table:table-cell>
              <table:table-cell office:value-type="float" office:value="10567.6">
                <text:p>1056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7979.6">
                <text:p>27979.6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4622">
                <text:p>34622</text:p>
              </table:table-cell>
              <table:table-cell office:value-type="float" office:value="17201.3">
                <text:p>1720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40732.2">
                <text:p>40732.2</text:p>
              </table:table-cell>
              <table:table-cell office:value-type="float" office:value="20256.7">
                <text:p>2025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7344.2">
                <text:p>47344.2</text:p>
              </table:table-cell>
              <table:table-cell office:value-type="float" office:value="23562.8">
                <text:p>2356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53458.8">
                <text:p>53458.8</text:p>
              </table:table-cell>
              <table:table-cell office:value-type="float" office:value="26627.7">
                <text:p>2662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60053.2">
                <text:p>60053.2</text:p>
              </table:table-cell>
              <table:table-cell office:value-type="float" office:value="29918.5">
                <text:p>299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65933.4">
                <text:p>65933.4</text:p>
              </table:table-cell>
              <table:table-cell office:value-type="float" office:value="32865.7">
                <text:p>3286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72324.2">
                <text:p>72324.2</text:p>
              </table:table-cell>
              <table:table-cell office:value-type="float" office:value="36053.4">
                <text:p>3605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78499.4">
                <text:p>78499.4</text:p>
              </table:table-cell>
              <table:table-cell office:value-type="float" office:value="39148.2">
                <text:p>3914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84089.4">
                <text:p>84089.4</text:p>
              </table:table-cell>
              <table:table-cell office:value-type="float" office:value="41932">
                <text:p>4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90896.6">
                <text:p>90896.6</text:p>
              </table:table-cell>
              <table:table-cell office:value-type="float" office:value="45339.9">
                <text:p>4533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96468.4">
                <text:p>96468.4</text:p>
              </table:table-cell>
              <table:table-cell office:value-type="float" office:value="48123.1">
                <text:p>4812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02903.2">
                <text:p>102903.2</text:p>
              </table:table-cell>
              <table:table-cell office:value-type="float" office:value="51348.6">
                <text:p>5134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09929">
                <text:p>109929</text:p>
              </table:table-cell>
              <table:table-cell office:value-type="float" office:value="54861.3">
                <text:p>5486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15774.2">
                <text:p>115774.2</text:p>
              </table:table-cell>
              <table:table-cell office:value-type="float" office:value="57785.1">
                <text:p>5778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121785.4">
                <text:p>121785.4</text:p>
              </table:table-cell>
              <table:table-cell office:value-type="float" office:value="60773.3">
                <text:p>6077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27583.6">
                <text:p>127583.6</text:p>
              </table:table-cell>
              <table:table-cell office:value-type="float" office:value="63698.8">
                <text:p>6369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34093.8">
                <text:p>134093.8</text:p>
              </table:table-cell>
              <table:table-cell office:value-type="float" office:value="66922.7">
                <text:p>66922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39895">
                <text:p>139895</text:p>
              </table:table-cell>
              <table:table-cell office:value-type="float" office:value="69833.2">
                <text:p>6983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45950.4">
                <text:p>145950.4</text:p>
              </table:table-cell>
              <table:table-cell office:value-type="float" office:value="72865.5">
                <text:p>7286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51834.4">
                <text:p>151834.4</text:p>
              </table:table-cell>
              <table:table-cell office:value-type="float" office:value="75805.2">
                <text:p>7580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58656.8">
                <text:p>158656.8</text:p>
              </table:table-cell>
              <table:table-cell office:value-type="float" office:value="79218.1">
                <text:p>79218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164286.6">
                <text:p>164286.6</text:p>
              </table:table-cell>
              <table:table-cell office:value-type="float" office:value="82035.8">
                <text:p>8203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170969.6">
                <text:p>170969.6</text:p>
              </table:table-cell>
              <table:table-cell office:value-type="float" office:value="85368.3">
                <text:p>8536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176382.8">
                <text:p>176382.8</text:p>
              </table:table-cell>
              <table:table-cell office:value-type="float" office:value="88080.2">
                <text:p>8808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181809">
                <text:p>181809</text:p>
              </table:table-cell>
              <table:table-cell office:value-type="float" office:value="90786.5">
                <text:p>9078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186770">
                <text:p>186770</text:p>
              </table:table-cell>
              <table:table-cell office:value-type="float" office:value="93275.3">
                <text:p>9327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